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0.758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1.321cm"/>
    </style:style>
    <style:style style:name="co8" style:family="table-column">
      <style:table-column-properties fo:break-before="auto" style:column-width="1.199cm"/>
    </style:style>
    <style:style style:name="co9" style:family="table-column">
      <style:table-column-properties fo:break-before="auto" style:column-width="1.625cm"/>
    </style:style>
    <style:style style:name="co10" style:family="table-column">
      <style:table-column-properties fo:break-before="auto" style:column-width="1.335cm"/>
    </style:style>
    <style:style style:name="co11" style:family="table-column">
      <style:table-column-properties fo:break-before="auto" style:column-width="1.626cm"/>
    </style:style>
    <style:style style:name="co12" style:family="table-column">
      <style:table-column-properties fo:break-before="auto" style:column-width="3.161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2.642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8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ext-properties fo:font-size="2pt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2" table:default-cell-style-name="Default"/>
        <table:table-column table:style-name="co9" table:number-columns-repeated="2" table:default-cell-style-name="ce18"/>
        <table:table-column table:style-name="co10" table:default-cell-style-name="ce18"/>
        <table:table-column table:style-name="co11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8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8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8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8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8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8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8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8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8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8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8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8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8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8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8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8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8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8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8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8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8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8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8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8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8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8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8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8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8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8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8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8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8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8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8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8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8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8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8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8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8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8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8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8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8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8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8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8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8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8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8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8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8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8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8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8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office:value-type="string" calcext:value-type="string">
            <text:p>Silivri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670.31" calcext:value-type="float">
            <text:p>3670</text:p>
          </table:table-cell>
          <table:table-cell office:value-type="float" office:value="480" calcext:value-type="float">
            <text:p>480</text:p>
          </table:table-cell>
          <table:table-cell table:style-name="ce13" table:formula="of:=[.H57]+[.G58]" office:value-type="float" office:value="24260" calcext:value-type="float">
            <text:p>24260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3+100+32)*0.055" office:value-type="currency" office:currency="EUR" office:value="7.975" calcext:value-type="currency">
            <text:p>7,98 €</text:p>
          </table:table-cell>
          <table:table-cell/>
          <table:table-cell table:formula="of:=[.K58]+[.L58]+[.M58]" office:value-type="currency" office:currency="EUR" office:value="42.975" calcext:value-type="currency">
            <text:p>42,98 €</text:p>
          </table:table-cell>
          <table:table-cell table:formula="of:=[.O57]+[.N58]" office:value-type="currency" office:currency="EUR" office:value="2712.81765" calcext:value-type="currency">
            <text:p>2 712,82 €</text:p>
          </table:table-cell>
          <table:table-cell table:style-name="ce19" table:formula="of:=[.A58]*budgetjour-[.O58]" office:value-type="currency" office:currency="EUR" office:value="137.182350000001" calcext:value-type="currency">
            <text:p>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8" office:value-type="date" office:date-value="2022-08-24" calcext:value-type="date">
            <text:p>mer. 24 août</text:p>
          </table:table-cell>
          <table:table-cell table:style-name="ce8" table:formula="of:=[.D58]" office:value-type="string" office:string-value="Silivri" calcext:value-type="string">
            <text:p>Silivri</text:p>
          </table:table-cell>
          <table:table-cell office:value-type="string" calcext:value-type="string">
            <text:p>Istambul</text:p>
          </table:table-cell>
          <table:table-cell office:value-type="float" office:value="68" calcext:value-type="float">
            <text:p>68</text:p>
          </table:table-cell>
          <table:table-cell table:style-name="ce13" table:formula="of:=[.F58]+[.E59]" office:value-type="float" office:value="3738.31" calcext:value-type="float">
            <text:p>3738</text:p>
          </table:table-cell>
          <table:table-cell office:value-type="float" office:value="709" calcext:value-type="float">
            <text:p>709</text:p>
          </table:table-cell>
          <table:table-cell table:style-name="ce13" table:formula="of:=[.H58]+[.G59]" office:value-type="float" office:value="24969" calcext:value-type="float">
            <text:p>24969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26+205)*0.055" office:value-type="currency" office:currency="EUR" office:value="12.705" calcext:value-type="currency">
            <text:p>12,71 €</text:p>
          </table:table-cell>
          <table:table-cell/>
          <table:table-cell table:formula="of:=[.K59]+[.L59]+[.M59]" office:value-type="currency" office:currency="EUR" office:value="47.705" calcext:value-type="currency">
            <text:p>47,71 €</text:p>
          </table:table-cell>
          <table:table-cell table:formula="of:=[.O58]+[.N59]" office:value-type="currency" office:currency="EUR" office:value="2760.52265" calcext:value-type="currency">
            <text:p>2 760,52 €</text:p>
          </table:table-cell>
          <table:table-cell table:style-name="ce19" table:formula="of:=[.A59]*budgetjour-[.O59]" office:value-type="currency" office:currency="EUR" office:value="139.477350000001" calcext:value-type="currency">
            <text:p>1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8" office:value-type="date" office:date-value="2022-08-25" calcext:value-type="date">
            <text:p>jeu. 25 août</text:p>
          </table:table-cell>
          <table:table-cell table:style-name="ce8" table:formula="of:=[.D59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59]+[.E60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59]+[.G60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+110+130)*0.055" office:value-type="currency" office:currency="EUR" office:value="13.475" calcext:value-type="currency">
            <text:p>13,48 €</text:p>
          </table:table-cell>
          <table:table-cell table:formula="of:=(10)*0.055" office:value-type="currency" office:currency="EUR" office:value="0.55" calcext:value-type="currency">
            <text:p>0,55 €</text:p>
          </table:table-cell>
          <table:table-cell table:formula="of:=[.K60]+[.L60]+[.M60]" office:value-type="currency" office:currency="EUR" office:value="49.025" calcext:value-type="currency">
            <text:p>49,03 €</text:p>
          </table:table-cell>
          <table:table-cell table:formula="of:=[.O59]+[.N60]" office:value-type="currency" office:currency="EUR" office:value="2809.54765" calcext:value-type="currency">
            <text:p>2 809,55 €</text:p>
          </table:table-cell>
          <table:table-cell table:style-name="ce19" table:formula="of:=[.A60]*budgetjour-[.O60]" office:value-type="currency" office:currency="EUR" office:value="140.45235" calcext:value-type="currency">
            <text:p>140,4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8" office:value-type="date" office:date-value="2022-08-26" calcext:value-type="date">
            <text:p>ven. 26 août</text:p>
          </table:table-cell>
          <table:table-cell table:style-name="ce8" table:formula="of:=[.D60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0]+[.E61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0]+[.G61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0+8.5)*0.055" office:value-type="currency" office:currency="EUR" office:value="3.2175" calcext:value-type="currency">
            <text:p>3,22 €</text:p>
          </table:table-cell>
          <table:table-cell/>
          <table:table-cell table:formula="of:=[.K61]+[.L61]+[.M61]" office:value-type="currency" office:currency="EUR" office:value="38.2175" calcext:value-type="currency">
            <text:p>38,22 €</text:p>
          </table:table-cell>
          <table:table-cell table:formula="of:=[.O60]+[.N61]" office:value-type="currency" office:currency="EUR" office:value="2847.76515" calcext:value-type="currency">
            <text:p>2 847,77 €</text:p>
          </table:table-cell>
          <table:table-cell table:style-name="ce19" table:formula="of:=[.A61]*budgetjour-[.O61]" office:value-type="currency" office:currency="EUR" office:value="152.23485" calcext:value-type="currency">
            <text:p>152,2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8" office:value-type="date" office:date-value="2022-08-27" calcext:value-type="date">
            <text:p>sam. 27 août</text:p>
          </table:table-cell>
          <table:table-cell table:style-name="ce8" table:formula="of:=[.D61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1]+[.E62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1]+[.G62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60+170)*0.055" office:value-type="currency" office:currency="EUR" office:value="12.65" calcext:value-type="currency">
            <text:p>12,65 €</text:p>
          </table:table-cell>
          <table:table-cell table:formula="of:=(5)*0.055" office:value-type="currency" office:currency="EUR" office:value="0.275" calcext:value-type="currency">
            <text:p>0,28 €</text:p>
          </table:table-cell>
          <table:table-cell table:formula="of:=[.K62]+[.L62]+[.M62]" office:value-type="currency" office:currency="EUR" office:value="47.925" calcext:value-type="currency">
            <text:p>47,93 €</text:p>
          </table:table-cell>
          <table:table-cell table:formula="of:=[.O61]+[.N62]" office:value-type="currency" office:currency="EUR" office:value="2895.69015" calcext:value-type="currency">
            <text:p>2 895,69 €</text:p>
          </table:table-cell>
          <table:table-cell table:style-name="ce19" table:formula="of:=[.A62]*budgetjour-[.O62]" office:value-type="currency" office:currency="EUR" office:value="154.30985" calcext:value-type="currency">
            <text:p>154,3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8" office:value-type="date" office:date-value="2022-08-28" calcext:value-type="date">
            <text:p>dim. 28 août</text:p>
          </table:table-cell>
          <table:table-cell table:style-name="ce8" table:formula="of:=[.D62]" office:value-type="string" office:string-value="Istambul" calcext:value-type="string">
            <text:p>Istam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2]+[.G63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table:formula="of:=(390)*0.055" office:value-type="currency" office:currency="EUR" office:value="21.45" calcext:value-type="currency">
            <text:p>21,45 €</text:p>
          </table:table-cell>
          <table:table-cell table:formula="of:=(64+80+12)*0.055" office:value-type="currency" office:currency="EUR" office:value="8.58" calcext:value-type="currency">
            <text:p>8,58 €</text:p>
          </table:table-cell>
          <table:table-cell table:formula="of:=(252)*0.055" office:value-type="currency" office:currency="EUR" office:value="13.86" calcext:value-type="currency">
            <text:p>13,86 €</text:p>
          </table:table-cell>
          <table:table-cell table:formula="of:=[.K63]+[.L63]+[.M63]" office:value-type="currency" office:currency="EUR" office:value="43.89" calcext:value-type="currency">
            <text:p>43,89 €</text:p>
          </table:table-cell>
          <table:table-cell table:formula="of:=[.O62]+[.N63]" office:value-type="currency" office:currency="EUR" office:value="2939.58015" calcext:value-type="currency">
            <text:p>2 939,58 €</text:p>
          </table:table-cell>
          <table:table-cell table:style-name="ce19" table:formula="of:=[.A63]*budgetjour-[.O63]" office:value-type="currency" office:currency="EUR" office:value="160.41985" calcext:value-type="currency">
            <text:p>1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8" office:value-type="date" office:date-value="2022-08-29" calcext:value-type="date">
            <text:p>lun. 29 août</text:p>
          </table:table-cell>
          <table:table-cell table:style-name="ce8" table:formula="of:=[.D63]" office:value-type="string" office:string-value="Bandirma" calcext:value-type="string">
            <text:p>Bandirma</text:p>
          </table:table-cell>
          <table:table-cell table:number-columns-repeated="2"/>
          <table:table-cell table:style-name="ce13" table:formula="of:=[.F63]+[.E64]" office:value-type="float" office:value="3738.31" calcext:value-type="float">
            <text:p>3738</text:p>
          </table:table-cell>
          <table:table-cell/>
          <table:table-cell table:style-name="ce13" table:formula="of:=[.H63]+[.G64]" office:value-type="float" office:value="24969" calcext:value-type="float">
            <text:p>24969</text:p>
          </table:table-cell>
          <table:table-cell table:number-columns-repeated="5"/>
          <table:table-cell table:formula="of:=[.K64]+[.L64]+[.M64]" office:value-type="currency" office:currency="EUR" office:value="0" calcext:value-type="currency">
            <text:p>0,00 €</text:p>
          </table:table-cell>
          <table:table-cell table:formula="of:=[.O63]+[.N64]" office:value-type="currency" office:currency="EUR" office:value="2939.58015" calcext:value-type="currency">
            <text:p>2 939,58 €</text:p>
          </table:table-cell>
          <table:table-cell table:style-name="ce19" table:formula="of:=[.A64]*budgetjour-[.O64]" office:value-type="currency" office:currency="EUR" office:value="210.41985" calcext:value-type="currency">
            <text:p>21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8" office:value-type="date" office:date-value="2022-08-30" calcext:value-type="date">
            <text:p>mar. 30 août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3738.31" calcext:value-type="float">
            <text:p>3738</text:p>
          </table:table-cell>
          <table:table-cell/>
          <table:table-cell table:style-name="ce13" table:formula="of:=[.H64]+[.G65]" office:value-type="float" office:value="24969" calcext:value-type="float">
            <text:p>24969</text:p>
          </table:table-cell>
          <table:table-cell table:number-columns-repeated="5"/>
          <table:table-cell table:formula="of:=[.K65]+[.L65]+[.M65]" office:value-type="currency" office:currency="EUR" office:value="0" calcext:value-type="currency">
            <text:p>0,00 €</text:p>
          </table:table-cell>
          <table:table-cell table:formula="of:=[.O64]+[.N65]" office:value-type="currency" office:currency="EUR" office:value="2939.58015" calcext:value-type="currency">
            <text:p>2 939,58 €</text:p>
          </table:table-cell>
          <table:table-cell table:style-name="ce19" table:formula="of:=[.A65]*budgetjour-[.O65]" office:value-type="currency" office:currency="EUR" office:value="260.41985" calcext:value-type="currency">
            <text:p>2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8" office:value-type="date" office:date-value="2022-08-31" calcext:value-type="date">
            <text:p>mer. 31 août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3738.31" calcext:value-type="float">
            <text:p>3738</text:p>
          </table:table-cell>
          <table:table-cell/>
          <table:table-cell table:style-name="ce13" table:formula="of:=[.H65]+[.G66]" office:value-type="float" office:value="24969" calcext:value-type="float">
            <text:p>24969</text:p>
          </table:table-cell>
          <table:table-cell table:number-columns-repeated="5"/>
          <table:table-cell table:formula="of:=[.K66]+[.L66]+[.M66]" office:value-type="currency" office:currency="EUR" office:value="0" calcext:value-type="currency">
            <text:p>0,00 €</text:p>
          </table:table-cell>
          <table:table-cell table:formula="of:=[.O65]+[.N66]" office:value-type="currency" office:currency="EUR" office:value="2939.58015" calcext:value-type="currency">
            <text:p>2 939,58 €</text:p>
          </table:table-cell>
          <table:table-cell table:style-name="ce19" table:formula="of:=[.A66]*budgetjour-[.O66]" office:value-type="currency" office:currency="EUR" office:value="310.41985" calcext:value-type="currency">
            <text:p>31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8" office:value-type="date" office:date-value="2022-09-01" calcext:value-type="date">
            <text:p>jeu. 1 sept.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3738.31" calcext:value-type="float">
            <text:p>3738</text:p>
          </table:table-cell>
          <table:table-cell/>
          <table:table-cell table:style-name="ce13" table:formula="of:=[.H66]+[.G67]" office:value-type="float" office:value="24969" calcext:value-type="float">
            <text:p>24969</text:p>
          </table:table-cell>
          <table:table-cell table:number-columns-repeated="5"/>
          <table:table-cell table:formula="of:=[.K67]+[.L67]+[.M67]" office:value-type="currency" office:currency="EUR" office:value="0" calcext:value-type="currency">
            <text:p>0,00 €</text:p>
          </table:table-cell>
          <table:table-cell table:formula="of:=[.O66]+[.N67]" office:value-type="currency" office:currency="EUR" office:value="2939.58015" calcext:value-type="currency">
            <text:p>2 939,58 €</text:p>
          </table:table-cell>
          <table:table-cell table:style-name="ce19" table:formula="of:=[.A67]*budgetjour-[.O67]" office:value-type="currency" office:currency="EUR" office:value="360.41985" calcext:value-type="currency">
            <text:p>3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8" office:value-type="date" office:date-value="2022-09-02" calcext:value-type="date">
            <text:p>ven. 2 sept.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3738.31" calcext:value-type="float">
            <text:p>3738</text:p>
          </table:table-cell>
          <table:table-cell/>
          <table:table-cell table:style-name="ce13" table:formula="of:=[.H67]+[.G68]" office:value-type="float" office:value="24969" calcext:value-type="float">
            <text:p>24969</text:p>
          </table:table-cell>
          <table:table-cell table:number-columns-repeated="5"/>
          <table:table-cell table:formula="of:=[.K68]+[.L68]+[.M68]" office:value-type="currency" office:currency="EUR" office:value="0" calcext:value-type="currency">
            <text:p>0,00 €</text:p>
          </table:table-cell>
          <table:table-cell table:formula="of:=[.O67]+[.N68]" office:value-type="currency" office:currency="EUR" office:value="2939.58015" calcext:value-type="currency">
            <text:p>2 939,58 €</text:p>
          </table:table-cell>
          <table:table-cell table:style-name="ce19" table:formula="of:=[.A68]*budgetjour-[.O68]" office:value-type="currency" office:currency="EUR" office:value="410.41985" calcext:value-type="currency">
            <text:p>41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8" office:value-type="date" office:date-value="2022-09-03" calcext:value-type="date">
            <text:p>sam. 3 sept.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3738.31" calcext:value-type="float">
            <text:p>3738</text:p>
          </table:table-cell>
          <table:table-cell/>
          <table:table-cell table:style-name="ce13" table:formula="of:=[.H68]+[.G69]" office:value-type="float" office:value="24969" calcext:value-type="float">
            <text:p>24969</text:p>
          </table:table-cell>
          <table:table-cell table:number-columns-repeated="5"/>
          <table:table-cell table:formula="of:=[.K69]+[.L69]+[.M69]" office:value-type="currency" office:currency="EUR" office:value="0" calcext:value-type="currency">
            <text:p>0,00 €</text:p>
          </table:table-cell>
          <table:table-cell table:formula="of:=[.O68]+[.N69]" office:value-type="currency" office:currency="EUR" office:value="2939.58015" calcext:value-type="currency">
            <text:p>2 939,58 €</text:p>
          </table:table-cell>
          <table:table-cell table:style-name="ce19" table:formula="of:=[.A69]*budgetjour-[.O69]" office:value-type="currency" office:currency="EUR" office:value="460.41985" calcext:value-type="currency">
            <text:p>4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8" office:value-type="date" office:date-value="2022-09-04" calcext:value-type="date">
            <text:p>dim. 4 sept.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number-columns-repeated="2"/>
          <table:table-cell table:style-name="ce13" table:formula="of:=[.F69]+[.E70]" office:value-type="float" office:value="3738.31" calcext:value-type="float">
            <text:p>3738</text:p>
          </table:table-cell>
          <table:table-cell/>
          <table:table-cell table:style-name="ce13" table:formula="of:=[.H69]+[.G70]" office:value-type="float" office:value="24969" calcext:value-type="float">
            <text:p>24969</text:p>
          </table:table-cell>
          <table:table-cell table:number-columns-repeated="5"/>
          <table:table-cell table:formula="of:=[.K70]+[.L70]+[.M70]" office:value-type="currency" office:currency="EUR" office:value="0" calcext:value-type="currency">
            <text:p>0,00 €</text:p>
          </table:table-cell>
          <table:table-cell table:formula="of:=[.O69]+[.N70]" office:value-type="currency" office:currency="EUR" office:value="2939.58015" calcext:value-type="currency">
            <text:p>2 939,58 €</text:p>
          </table:table-cell>
          <table:table-cell table:style-name="ce19" table:formula="of:=[.A70]*budgetjour-[.O70]" office:value-type="currency" office:currency="EUR" office:value="510.41985" calcext:value-type="currency">
            <text:p>510,42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8" office:value-type="date" office:date-value="2022-09-05" calcext:value-type="date">
            <text:p>lun. 5 sept.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3738.31" calcext:value-type="float">
            <text:p>3738</text:p>
          </table:table-cell>
          <table:table-cell/>
          <table:table-cell table:style-name="ce13" table:formula="of:=[.H70]+[.G71]" office:value-type="float" office:value="24969" calcext:value-type="float">
            <text:p>24969</text:p>
          </table:table-cell>
          <table:table-cell table:number-columns-repeated="5"/>
          <table:table-cell table:formula="of:=[.K71]+[.L71]+[.M71]" office:value-type="currency" office:currency="EUR" office:value="0" calcext:value-type="currency">
            <text:p>0,00 €</text:p>
          </table:table-cell>
          <table:table-cell table:formula="of:=[.O70]+[.N71]" office:value-type="currency" office:currency="EUR" office:value="2939.58015" calcext:value-type="currency">
            <text:p>2 939,58 €</text:p>
          </table:table-cell>
          <table:table-cell table:style-name="ce19" table:formula="of:=[.A71]*budgetjour-[.O71]" office:value-type="currency" office:currency="EUR" office:value="560.41985" calcext:value-type="currency">
            <text:p>5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8" office:value-type="date" office:date-value="2022-09-06" calcext:value-type="date">
            <text:p>mar. 6 sept.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3738.31" calcext:value-type="float">
            <text:p>3738</text:p>
          </table:table-cell>
          <table:table-cell/>
          <table:table-cell table:style-name="ce13" table:formula="of:=[.H71]+[.G72]" office:value-type="float" office:value="24969" calcext:value-type="float">
            <text:p>24969</text:p>
          </table:table-cell>
          <table:table-cell table:number-columns-repeated="5"/>
          <table:table-cell table:formula="of:=[.K72]+[.L72]+[.M72]" office:value-type="currency" office:currency="EUR" office:value="0" calcext:value-type="currency">
            <text:p>0,00 €</text:p>
          </table:table-cell>
          <table:table-cell table:formula="of:=[.O71]+[.N72]" office:value-type="currency" office:currency="EUR" office:value="2939.58015" calcext:value-type="currency">
            <text:p>2 939,58 €</text:p>
          </table:table-cell>
          <table:table-cell table:style-name="ce19" table:formula="of:=[.A72]*budgetjour-[.O72]" office:value-type="currency" office:currency="EUR" office:value="610.41985" calcext:value-type="currency">
            <text:p>610,42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8" office:value-type="date" office:date-value="2022-09-07" calcext:value-type="date">
            <text:p>mer. 7 sept.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3738.31" calcext:value-type="float">
            <text:p>3738</text:p>
          </table:table-cell>
          <table:table-cell/>
          <table:table-cell table:style-name="ce13" table:formula="of:=[.H72]+[.G73]" office:value-type="float" office:value="24969" calcext:value-type="float">
            <text:p>24969</text:p>
          </table:table-cell>
          <table:table-cell table:number-columns-repeated="5"/>
          <table:table-cell table:formula="of:=[.K73]+[.L73]+[.M73]" office:value-type="currency" office:currency="EUR" office:value="0" calcext:value-type="currency">
            <text:p>0,00 €</text:p>
          </table:table-cell>
          <table:table-cell table:formula="of:=[.O72]+[.N73]" office:value-type="currency" office:currency="EUR" office:value="2939.58015" calcext:value-type="currency">
            <text:p>2 939,58 €</text:p>
          </table:table-cell>
          <table:table-cell table:style-name="ce19" table:formula="of:=[.A73]*budgetjour-[.O73]" office:value-type="currency" office:currency="EUR" office:value="660.41985" calcext:value-type="currency">
            <text:p>6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8" office:value-type="date" office:date-value="2022-09-08" calcext:value-type="date">
            <text:p>jeu. 8 sept.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3738.31" calcext:value-type="float">
            <text:p>3738</text:p>
          </table:table-cell>
          <table:table-cell/>
          <table:table-cell table:style-name="ce13" table:formula="of:=[.H73]+[.G74]" office:value-type="float" office:value="24969" calcext:value-type="float">
            <text:p>24969</text:p>
          </table:table-cell>
          <table:table-cell table:number-columns-repeated="5"/>
          <table:table-cell table:formula="of:=[.K74]+[.L74]+[.M74]" office:value-type="currency" office:currency="EUR" office:value="0" calcext:value-type="currency">
            <text:p>0,00 €</text:p>
          </table:table-cell>
          <table:table-cell table:formula="of:=[.O73]+[.N74]" office:value-type="currency" office:currency="EUR" office:value="2939.58015" calcext:value-type="currency">
            <text:p>2 939,58 €</text:p>
          </table:table-cell>
          <table:table-cell table:style-name="ce19" table:formula="of:=[.A74]*budgetjour-[.O74]" office:value-type="currency" office:currency="EUR" office:value="710.41985" calcext:value-type="currency">
            <text:p>710,42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8" office:value-type="date" office:date-value="2022-09-09" calcext:value-type="date">
            <text:p>ven. 9 sept.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3738.31" calcext:value-type="float">
            <text:p>3738</text:p>
          </table:table-cell>
          <table:table-cell/>
          <table:table-cell table:style-name="ce13" table:formula="of:=[.H74]+[.G75]" office:value-type="float" office:value="24969" calcext:value-type="float">
            <text:p>24969</text:p>
          </table:table-cell>
          <table:table-cell table:number-columns-repeated="5"/>
          <table:table-cell table:formula="of:=[.K75]+[.L75]+[.M75]" office:value-type="currency" office:currency="EUR" office:value="0" calcext:value-type="currency">
            <text:p>0,00 €</text:p>
          </table:table-cell>
          <table:table-cell table:formula="of:=[.O74]+[.N75]" office:value-type="currency" office:currency="EUR" office:value="2939.58015" calcext:value-type="currency">
            <text:p>2 939,58 €</text:p>
          </table:table-cell>
          <table:table-cell table:style-name="ce19" table:formula="of:=[.A75]*budgetjour-[.O75]" office:value-type="currency" office:currency="EUR" office:value="760.41985" calcext:value-type="currency">
            <text:p>7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8" office:value-type="date" office:date-value="2022-09-10" calcext:value-type="date">
            <text:p>sam. 10 sept.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3738.31" calcext:value-type="float">
            <text:p>3738</text:p>
          </table:table-cell>
          <table:table-cell/>
          <table:table-cell table:style-name="ce13" table:formula="of:=[.H75]+[.G76]" office:value-type="float" office:value="24969" calcext:value-type="float">
            <text:p>24969</text:p>
          </table:table-cell>
          <table:table-cell table:number-columns-repeated="5"/>
          <table:table-cell table:formula="of:=[.K76]+[.L76]+[.M76]" office:value-type="currency" office:currency="EUR" office:value="0" calcext:value-type="currency">
            <text:p>0,00 €</text:p>
          </table:table-cell>
          <table:table-cell table:formula="of:=[.O75]+[.N76]" office:value-type="currency" office:currency="EUR" office:value="2939.58015" calcext:value-type="currency">
            <text:p>2 939,58 €</text:p>
          </table:table-cell>
          <table:table-cell table:style-name="ce19" table:formula="of:=[.A76]*budgetjour-[.O76]" office:value-type="currency" office:currency="EUR" office:value="810.41985" calcext:value-type="currency">
            <text:p>810,42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8" office:value-type="date" office:date-value="2022-09-11" calcext:value-type="date">
            <text:p>dim. 11 sept.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3738.31" calcext:value-type="float">
            <text:p>3738</text:p>
          </table:table-cell>
          <table:table-cell/>
          <table:table-cell table:style-name="ce13" table:formula="of:=[.H76]+[.G77]" office:value-type="float" office:value="24969" calcext:value-type="float">
            <text:p>24969</text:p>
          </table:table-cell>
          <table:table-cell table:number-columns-repeated="5"/>
          <table:table-cell table:formula="of:=[.K77]+[.L77]+[.M77]" office:value-type="currency" office:currency="EUR" office:value="0" calcext:value-type="currency">
            <text:p>0,00 €</text:p>
          </table:table-cell>
          <table:table-cell table:formula="of:=[.O76]+[.N77]" office:value-type="currency" office:currency="EUR" office:value="2939.58015" calcext:value-type="currency">
            <text:p>2 939,58 €</text:p>
          </table:table-cell>
          <table:table-cell table:style-name="ce19" table:formula="of:=[.A77]*budgetjour-[.O77]" office:value-type="currency" office:currency="EUR" office:value="860.41985" calcext:value-type="currency">
            <text:p>8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8" office:value-type="date" office:date-value="2022-09-12" calcext:value-type="date">
            <text:p>lun. 12 sept.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3738.31" calcext:value-type="float">
            <text:p>3738</text:p>
          </table:table-cell>
          <table:table-cell/>
          <table:table-cell table:style-name="ce13" table:formula="of:=[.H77]+[.G78]" office:value-type="float" office:value="24969" calcext:value-type="float">
            <text:p>24969</text:p>
          </table:table-cell>
          <table:table-cell table:number-columns-repeated="5"/>
          <table:table-cell table:formula="of:=[.K78]+[.L78]+[.M78]" office:value-type="currency" office:currency="EUR" office:value="0" calcext:value-type="currency">
            <text:p>0,00 €</text:p>
          </table:table-cell>
          <table:table-cell table:formula="of:=[.O77]+[.N78]" office:value-type="currency" office:currency="EUR" office:value="2939.58015" calcext:value-type="currency">
            <text:p>2 939,58 €</text:p>
          </table:table-cell>
          <table:table-cell table:style-name="ce19" table:formula="of:=[.A78]*budgetjour-[.O78]" office:value-type="currency" office:currency="EUR" office:value="910.41985" calcext:value-type="currency">
            <text:p>910,42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8" office:value-type="date" office:date-value="2022-09-13" calcext:value-type="date">
            <text:p>mar. 13 sept.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3738.31" calcext:value-type="float">
            <text:p>3738</text:p>
          </table:table-cell>
          <table:table-cell/>
          <table:table-cell table:style-name="ce13" table:formula="of:=[.H78]+[.G79]" office:value-type="float" office:value="24969" calcext:value-type="float">
            <text:p>24969</text:p>
          </table:table-cell>
          <table:table-cell table:number-columns-repeated="5"/>
          <table:table-cell table:formula="of:=[.K79]+[.L79]+[.M79]" office:value-type="currency" office:currency="EUR" office:value="0" calcext:value-type="currency">
            <text:p>0,00 €</text:p>
          </table:table-cell>
          <table:table-cell table:formula="of:=[.O78]+[.N79]" office:value-type="currency" office:currency="EUR" office:value="2939.58015" calcext:value-type="currency">
            <text:p>2 939,58 €</text:p>
          </table:table-cell>
          <table:table-cell table:style-name="ce19" table:formula="of:=[.A79]*budgetjour-[.O79]" office:value-type="currency" office:currency="EUR" office:value="960.41985" calcext:value-type="currency">
            <text:p>9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8" office:value-type="date" office:date-value="2022-09-14" calcext:value-type="date">
            <text:p>mer. 14 sept.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3738.31" calcext:value-type="float">
            <text:p>3738</text:p>
          </table:table-cell>
          <table:table-cell/>
          <table:table-cell table:style-name="ce13" table:formula="of:=[.H79]+[.G80]" office:value-type="float" office:value="24969" calcext:value-type="float">
            <text:p>24969</text:p>
          </table:table-cell>
          <table:table-cell table:number-columns-repeated="5"/>
          <table:table-cell table:formula="of:=[.K80]+[.L80]+[.M80]" office:value-type="currency" office:currency="EUR" office:value="0" calcext:value-type="currency">
            <text:p>0,00 €</text:p>
          </table:table-cell>
          <table:table-cell table:formula="of:=[.O79]+[.N80]" office:value-type="currency" office:currency="EUR" office:value="2939.58015" calcext:value-type="currency">
            <text:p>2 939,58 €</text:p>
          </table:table-cell>
          <table:table-cell table:style-name="ce19" table:formula="of:=[.A80]*budgetjour-[.O80]" office:value-type="currency" office:currency="EUR" office:value="1010.41985" calcext:value-type="currency">
            <text:p>1 010,42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8" office:value-type="date" office:date-value="2022-09-15" calcext:value-type="date">
            <text:p>jeu. 15 sept.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3738.31" calcext:value-type="float">
            <text:p>3738</text:p>
          </table:table-cell>
          <table:table-cell/>
          <table:table-cell table:style-name="ce13" table:formula="of:=[.H80]+[.G81]" office:value-type="float" office:value="24969" calcext:value-type="float">
            <text:p>24969</text:p>
          </table:table-cell>
          <table:table-cell table:number-columns-repeated="5"/>
          <table:table-cell table:formula="of:=[.K81]+[.L81]+[.M81]" office:value-type="currency" office:currency="EUR" office:value="0" calcext:value-type="currency">
            <text:p>0,00 €</text:p>
          </table:table-cell>
          <table:table-cell table:formula="of:=[.O80]+[.N81]" office:value-type="currency" office:currency="EUR" office:value="2939.58015" calcext:value-type="currency">
            <text:p>2 939,58 €</text:p>
          </table:table-cell>
          <table:table-cell table:style-name="ce19" table:formula="of:=[.A81]*budgetjour-[.O81]" office:value-type="currency" office:currency="EUR" office:value="1060.41985" calcext:value-type="currency">
            <text:p>1 0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8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3738.31" calcext:value-type="float">
            <text:p>3738</text:p>
          </table:table-cell>
          <table:table-cell/>
          <table:table-cell table:style-name="ce13" table:formula="of:=[.H81]+[.G82]" office:value-type="float" office:value="24969" calcext:value-type="float">
            <text:p>24969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2939.58015" calcext:value-type="currency">
            <text:p>2 939,58 €</text:p>
          </table:table-cell>
          <table:table-cell table:style-name="ce19" table:formula="of:=[.A82]*budgetjour-[.O82]" office:value-type="currency" office:currency="EUR" office:value="1110.41985" calcext:value-type="currency">
            <text:p>1 110,42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8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3738.31" calcext:value-type="float">
            <text:p>3738</text:p>
          </table:table-cell>
          <table:table-cell/>
          <table:table-cell table:style-name="ce13" table:formula="of:=[.H82]+[.G83]" office:value-type="float" office:value="24969" calcext:value-type="float">
            <text:p>24969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2939.58015" calcext:value-type="currency">
            <text:p>2 939,58 €</text:p>
          </table:table-cell>
          <table:table-cell table:style-name="ce19" table:formula="of:=[.A83]*budgetjour-[.O83]" office:value-type="currency" office:currency="EUR" office:value="1160.41985" calcext:value-type="currency">
            <text:p>1 1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8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3738.31" calcext:value-type="float">
            <text:p>3738</text:p>
          </table:table-cell>
          <table:table-cell/>
          <table:table-cell table:style-name="ce13" table:formula="of:=[.H83]+[.G84]" office:value-type="float" office:value="24969" calcext:value-type="float">
            <text:p>24969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2939.58015" calcext:value-type="currency">
            <text:p>2 939,58 €</text:p>
          </table:table-cell>
          <table:table-cell table:style-name="ce19" table:formula="of:=[.A84]*budgetjour-[.O84]" office:value-type="currency" office:currency="EUR" office:value="1210.41985" calcext:value-type="currency">
            <text:p>1 210,42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8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3738.31" calcext:value-type="float">
            <text:p>3738</text:p>
          </table:table-cell>
          <table:table-cell/>
          <table:table-cell table:style-name="ce13" table:formula="of:=[.H84]+[.G85]" office:value-type="float" office:value="24969" calcext:value-type="float">
            <text:p>24969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2939.58015" calcext:value-type="currency">
            <text:p>2 939,58 €</text:p>
          </table:table-cell>
          <table:table-cell table:style-name="ce19" table:formula="of:=[.A85]*budgetjour-[.O85]" office:value-type="currency" office:currency="EUR" office:value="1260.41985" calcext:value-type="currency">
            <text:p>1 2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8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3738.31" calcext:value-type="float">
            <text:p>3738</text:p>
          </table:table-cell>
          <table:table-cell/>
          <table:table-cell table:style-name="ce13" table:formula="of:=[.H85]+[.G86]" office:value-type="float" office:value="24969" calcext:value-type="float">
            <text:p>24969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2939.58015" calcext:value-type="currency">
            <text:p>2 939,58 €</text:p>
          </table:table-cell>
          <table:table-cell table:style-name="ce19" table:formula="of:=[.A86]*budgetjour-[.O86]" office:value-type="currency" office:currency="EUR" office:value="1310.41985" calcext:value-type="currency">
            <text:p>1 310,42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8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3738.31" calcext:value-type="float">
            <text:p>3738</text:p>
          </table:table-cell>
          <table:table-cell/>
          <table:table-cell table:style-name="ce13" table:formula="of:=[.H86]+[.G87]" office:value-type="float" office:value="24969" calcext:value-type="float">
            <text:p>24969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2939.58015" calcext:value-type="currency">
            <text:p>2 939,58 €</text:p>
          </table:table-cell>
          <table:table-cell table:style-name="ce19" table:formula="of:=[.A87]*budgetjour-[.O87]" office:value-type="currency" office:currency="EUR" office:value="1360.41985" calcext:value-type="currency">
            <text:p>1 3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8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3738.31" calcext:value-type="float">
            <text:p>3738</text:p>
          </table:table-cell>
          <table:table-cell/>
          <table:table-cell table:style-name="ce13" table:formula="of:=[.H87]+[.G88]" office:value-type="float" office:value="24969" calcext:value-type="float">
            <text:p>24969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2939.58015" calcext:value-type="currency">
            <text:p>2 939,58 €</text:p>
          </table:table-cell>
          <table:table-cell table:style-name="ce19" table:formula="of:=[.A88]*budgetjour-[.O88]" office:value-type="currency" office:currency="EUR" office:value="1410.41985" calcext:value-type="currency">
            <text:p>1 410,42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8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3738.31" calcext:value-type="float">
            <text:p>3738</text:p>
          </table:table-cell>
          <table:table-cell/>
          <table:table-cell table:style-name="ce13" table:formula="of:=[.H88]+[.G89]" office:value-type="float" office:value="24969" calcext:value-type="float">
            <text:p>24969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2939.58015" calcext:value-type="currency">
            <text:p>2 939,58 €</text:p>
          </table:table-cell>
          <table:table-cell table:style-name="ce19" table:formula="of:=[.A89]*budgetjour-[.O89]" office:value-type="currency" office:currency="EUR" office:value="1460.41985" calcext:value-type="currency">
            <text:p>1 4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8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3738.31" calcext:value-type="float">
            <text:p>3738</text:p>
          </table:table-cell>
          <table:table-cell/>
          <table:table-cell table:style-name="ce13" table:formula="of:=[.H89]+[.G90]" office:value-type="float" office:value="24969" calcext:value-type="float">
            <text:p>24969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2939.58015" calcext:value-type="currency">
            <text:p>2 939,58 €</text:p>
          </table:table-cell>
          <table:table-cell table:style-name="ce19" table:formula="of:=[.A90]*budgetjour-[.O90]" office:value-type="currency" office:currency="EUR" office:value="1510.41985" calcext:value-type="currency">
            <text:p>1 510,42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8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3738.31" calcext:value-type="float">
            <text:p>3738</text:p>
          </table:table-cell>
          <table:table-cell/>
          <table:table-cell table:style-name="ce13" table:formula="of:=[.H90]+[.G91]" office:value-type="float" office:value="24969" calcext:value-type="float">
            <text:p>24969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2939.58015" calcext:value-type="currency">
            <text:p>2 939,58 €</text:p>
          </table:table-cell>
          <table:table-cell table:style-name="ce19" table:formula="of:=[.A91]*budgetjour-[.O91]" office:value-type="currency" office:currency="EUR" office:value="1560.41985" calcext:value-type="currency">
            <text:p>1 5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8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3738.31" calcext:value-type="float">
            <text:p>3738</text:p>
          </table:table-cell>
          <table:table-cell/>
          <table:table-cell table:style-name="ce13" table:formula="of:=[.H91]+[.G92]" office:value-type="float" office:value="24969" calcext:value-type="float">
            <text:p>24969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2939.58015" calcext:value-type="currency">
            <text:p>2 939,58 €</text:p>
          </table:table-cell>
          <table:table-cell table:style-name="ce19" table:formula="of:=[.A92]*budgetjour-[.O92]" office:value-type="currency" office:currency="EUR" office:value="1610.41985" calcext:value-type="currency">
            <text:p>1 610,42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8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3738.31" calcext:value-type="float">
            <text:p>3738</text:p>
          </table:table-cell>
          <table:table-cell/>
          <table:table-cell table:style-name="ce13" table:formula="of:=[.H92]+[.G93]" office:value-type="float" office:value="24969" calcext:value-type="float">
            <text:p>24969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2939.58015" calcext:value-type="currency">
            <text:p>2 939,58 €</text:p>
          </table:table-cell>
          <table:table-cell table:style-name="ce19" table:formula="of:=[.A93]*budgetjour-[.O93]" office:value-type="currency" office:currency="EUR" office:value="1660.41985" calcext:value-type="currency">
            <text:p>1 6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8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3738.31" calcext:value-type="float">
            <text:p>3738</text:p>
          </table:table-cell>
          <table:table-cell/>
          <table:table-cell table:style-name="ce13" table:formula="of:=[.H93]+[.G94]" office:value-type="float" office:value="24969" calcext:value-type="float">
            <text:p>24969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2939.58015" calcext:value-type="currency">
            <text:p>2 939,58 €</text:p>
          </table:table-cell>
          <table:table-cell table:style-name="ce19" table:formula="of:=[.A94]*budgetjour-[.O94]" office:value-type="currency" office:currency="EUR" office:value="1710.41985" calcext:value-type="currency">
            <text:p>1 710,42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8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3738.31" calcext:value-type="float">
            <text:p>3738</text:p>
          </table:table-cell>
          <table:table-cell/>
          <table:table-cell table:style-name="ce13" table:formula="of:=[.H94]+[.G95]" office:value-type="float" office:value="24969" calcext:value-type="float">
            <text:p>24969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2939.58015" calcext:value-type="currency">
            <text:p>2 939,58 €</text:p>
          </table:table-cell>
          <table:table-cell table:style-name="ce19" table:formula="of:=[.A95]*budgetjour-[.O95]" office:value-type="currency" office:currency="EUR" office:value="1760.41985" calcext:value-type="currency">
            <text:p>1 7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8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3738.31" calcext:value-type="float">
            <text:p>3738</text:p>
          </table:table-cell>
          <table:table-cell/>
          <table:table-cell table:style-name="ce13" table:formula="of:=[.H95]+[.G96]" office:value-type="float" office:value="24969" calcext:value-type="float">
            <text:p>24969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2939.58015" calcext:value-type="currency">
            <text:p>2 939,58 €</text:p>
          </table:table-cell>
          <table:table-cell table:style-name="ce19" table:formula="of:=[.A96]*budgetjour-[.O96]" office:value-type="currency" office:currency="EUR" office:value="1810.41985" calcext:value-type="currency">
            <text:p>1 810,42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default-cell-style-name="ce54"/>
        <table:table-column table:style-name="co2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4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4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4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4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4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4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5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Default"/>
        <table:table-column table:style-name="co13" table:default-cell-style-name="Default"/>
        <table:table-column table:style-name="co2" table:number-columns-repeated="3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2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igoumenitza</text:p>
          </table:table-cell>
          <table:table-cell table:formula="of:=215" office:value-type="float" office:value="215" calcext:value-type="float">
            <text:p>215</text:p>
          </table:table-cell>
          <table:table-cell table:number-columns-repeated="2"/>
        </table:table-row>
        <table:table-row table:style-name="ro2">
          <table:table-cell table:formula="of:=[.B6]" office:value-type="string" office:string-value="igoumenitza" calcext:value-type="string">
            <text:p>igoumenitza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2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'-→ Istanbul-Toulon 1700</text:p>
          </table:table-cell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4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4"/>
        </table:table-row>
        <table:table-row table:style-name="ro2" table:number-rows-repeated="2">
          <table:table-cell table:style-name="ce28"/>
          <table:table-cell table:number-columns-repeated="4"/>
        </table:table-row>
        <table:table-row table:style-name="ro2">
          <table:table-cell table:style-name="ce28"/>
          <table:table-cell table:number-columns-repeated="4"/>
        </table:table-row>
      </table:table>
      <table:table table:name="Prévision" table:style-name="ta1">
        <table:table-column table:style-name="co2" table:default-cell-style-name="ce28"/>
        <table:table-column table:style-name="co14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2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2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2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2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2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2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5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5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5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5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5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3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3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 ?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3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5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5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5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3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49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o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5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5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5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table:number-columns-repeated="6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table:number-columns-repeated="6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table:number-columns-repeated="6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table:number-columns-repeated="6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6"/>
        </table:table-row>
      </table:table>
      <table:table table:name="Ferry" table:style-name="ta1">
        <table:table-column table:style-name="co2" table:number-columns-repeated="2" table:default-cell-style-name="Default"/>
        <table:table-column table:style-name="co2" table:default-cell-style-name="ce56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8">00/00/0000</text:date>, <text:time style:data-style-name="N2" text:time-value="18:58:31.9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8-28T22:35:27.884000000</dc:date>
    <meta:editing-duration>P47DT15H51M26S</meta:editing-duration>
    <meta:editing-cycles>112</meta:editing-cycles>
    <meta:document-statistic meta:table-count="6" meta:cell-count="1664" meta:object-count="0"/>
  </office:meta>
</office:document-meta>
</file>